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text-properties officeooo:paragraph-rsid="000c852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ulture plays an important role in the development of any nation. It represents a set of shared attitudes, values, goals and practices. Culture and creativity manifest themselves in almost all economic, social and other activities. A country as diverse as India is symbolized by the plurality of its culture.<text:line-break/>India has one of the world’s largest collections of songs, music, dance, theatre, folk traditions, performing arts, rites and rituals, paintings and writings that are known, as the ‘Intangible Cultural Heritage’ (ICH) of humanity. In order to preserve these elements, the Ministry of Culture implements a number of schemes and programmes aimed at providing financial support to individuals, groups and cultural organizations engaged in performing, visual and literary arts etc.<text:line-break/>This section offers comprehensive information related to cultural heritage, ancient monuments, literary arts, visual arts, schemes, programmes, performing arts, fairs and festivals and handicraft of India. Detailed information on various organizations involved in promotion and propagation of Indian art and culture is also available in this section.</text:p>
      <text:p text:style-name="Standard"/>
      <text:p text:style-name="Standard"/>
      <text:p text:style-name="Standard"/>
      <text:p text:style-name="Standard"/>
      <text:p text:style-name="Standard"/>
      <text:p text:style-name="Standard"/>
      <text:p text:style-name="Standard"/>
      <text:p text:style-name="P1"><draw:frame draw:style-name="fr1" draw:name="Image1" text:anchor-type="as-char" svg:width="1.997cm" svg:height="0.998cm" draw:z-index="0"><draw:image xlink:href="https://www.indiaeasytrip.com/extra-images/art-and-culture-of-india.jpg" xlink:type="simple" xlink:show="embed" xlink:actuate="onLoad"/><svg:title>art-and-culture-of-india</svg:title></draw:frame><text:s/></text:p>
      <text:h text:style-name="Heading_20_1" text:outline-level="1">Art and culture of India</text:h>
      <text:p text:style-name="P2">India is a nation where you can observe an ideal merged of countless traditions and culture. Indian culture and heritage is so unique and valuable. The customs and traditions practiced in a particular area of the nation are usually influenced by the geographical and climatic conditions of that area as well as spotlight of the area to other cultures. Moreover, there are numerous regions where cultural practices are based on <draw:frame draw:style-name="fr1" draw:name="Image2" text:anchor-type="as-char" svg:width="1.997cm" svg:height="0.998cm" draw:z-index="1"><draw:image xlink:href="https://www.indiaeasytrip.com/extra-images/art-and-culture-of-india.jpg" xlink:type="simple" xlink:show="embed" xlink:actuate="onLoad"/><svg:title>art-and-culture-of-india</svg:title></draw:frame><text:s/></text:p>
      <text:h text:style-name="Heading_20_1" text:outline-level="1">Art and culture of India</text:h>
      <text:p text:style-name="Text_20_body">India is a nation where you can observe an ideal merged of countless traditions and culture. Indian culture and heritage is so unique and valuable. The customs and traditions practiced in a particular area of the nation are usually influenced by the geographical and climatic conditions of that area as well as spotlight of the area to other cultures. Moreover, there are numerous regions where cultural practices are based on the local needs of the people. Overseas invaders who attacked the country also brought with them their customs and traditions which ultimately merged with the local cultures of India. This merging of cultures created new forms of art, music, dance, and structural design. It is through the art and craft that the enthusiasm, creative power and artistic quality of Indian culture, Indian heritage and Indian cultural values is manifested.</text:p>
      <text:p text:style-name="P2">the local needs of the people. Overseas invaders who attacked the country also brought with them their customs and traditions which ultimately merged with the local cultures of India. This merging of cultures created new forms of art, music, dance, and structural design. It is through the art and <text:soft-page-break/>craft that the enthusiasm, creative power and artistic quality of Indian culture, Indian heritage and Indian cultural values is manifested.</text:p>
      <text:p text:style-name="Standard"/>
      <text:p text:style-name="Standard"/>
      <text:p text:style-name="P1"><draw:frame draw:style-name="fr1" draw:name="Image3" text:anchor-type="as-char" svg:width="1.997cm" svg:height="0.998cm" draw:z-index="2"><draw:image xlink:href="https://www.indiaeasytrip.com/extra-images/places-to-see-in-india.jpg" xlink:type="simple" xlink:show="embed" xlink:actuate="onLoad"/><svg:title>religions-in-india.htm</svg:title></draw:frame><text:s/></text:p>
      <text:h text:style-name="Heading_20_1" text:outline-level="1"><text:a xlink:type="simple" xlink:href="https://www.indiaeasytrip.com/places-to-see-in-india.html#" text:style-name="Internet_20_link" text:visited-style-name="Visited_20_Internet_20_Link">Places to see in India</text:a></text:h>
      <text:p text:style-name="Text_20_body">We believe that Indian civilization increased just about 5000 years back where Hinduism developed in the form of one strong phase. Every age comes with its own important values and contributed vast importance in the history, these Golden eras shave given ideal tourist places to visit in india to watch and travel around its culture and heritage. As we know that India is a royal land where one can discover, magnificently ascetically designed temples of earliest period where the tourists can see the Khajuroho, oldest Brahma temple in Pushkar, well decorated forts Of Mughal era like Taj mahal and interesting wild life safari of wild life sanctuaries where the wild life seekers can view roaring lions, tigers, huge and strong elephants and birds. Moreover, there are lots of well-known places to visit India, where one can wander on the desert land and take the camel ride on Thar Desert and even wander and see the cultural huge of different religion. Further, in this land the visitors can come and see the natural attractiveness of these and for this they can Visit tom south destinations and even enjoy the Ayurvedic and Spa treatments. So of you are interested to see the superb land and sense the aesthetic pleasure of the soil do visit in India and see the historical cities which have contributed main magnitude in the past and presence.</text:p>
      <text:h text:style-name="Heading_20_6" text:outline-level="6">Tourist Places in India</text:h>
      <text:p text:style-name="Text_20_body">To observe the beauty of the Rajputana rule in India, visit Rajasthan. Plan your tour from the capital city of Jaipur until Mount Abu. Never before have had you thought that desert would be this stunning. The Sam Desert tour in Jaisalmer on the camel back is an experience of lifetime. You also have the royal havelis, the palace turned hotels, and the Aravalli Hills, and Mount Abu to explore. Mount Abu is the only hill station of Rajasthan and a famous honeymooner's destination. Famous locations to visit in Rajasthan include Jodhpur, Jaisalmer, Udaipur, Ajmer, Bikaner, Mount Abu, and Pokhr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4:07:19.934228190</meta:creation-date>
    <dc:date>2022-09-26T14:51:22.892308197</dc:date>
    <meta:editing-duration>PT33M52S</meta:editing-duration>
    <meta:editing-cycles>1</meta:editing-cycles>
    <meta:document-statistic meta:table-count="0" meta:image-count="3" meta:object-count="0" meta:page-count="2" meta:paragraph-count="12" meta:word-count="792" meta:character-count="4908" meta:non-whitespace-character-count="4122"/>
    <meta:generator>LibreOffice/7.1.7.2$Linux_X86_64 LibreOffice_project/10$Build-2</meta:generator>
  </office:meta>
</office:document-meta>
</file>